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ocumentation d’installation</text:span></text:p>
      <text:p text:style-name="P1"/>
      <text:p text:style-name="P1"/>
      <text:p text:style-name="Standard"><text:span text:style-name="T1">Fichiers présents :</text:span></text:p>
      <text:list xml:id="list795637381180393793" text:style-name="WWNum1">
        <text:list-item>
          <text:p text:style-name="P3">server.py : dossier python regroupant les codes nécessaires à l’élaboration du server. Sont présentes également deux fonctions (Cherche_Base_Donnees et Trie ) qui permettent de traiter les données envoyées par le server.</text:p>
        </text:list-item>
        <text:list-item>
          <text:p text:style-name="P3">Raytracing.sqlite : Base de données utilisée.</text:p>
        </text:list-item>
        <text:list-item>
          <text:p text:style-name="P3">Creation_forme.py : code python responsable de la création des formes. </text:p>
        </text:list-item>
        <text:list-item>
          <text:p text:style-name="P3">Pyramid.py &amp; raytracer.py </text:p>
        </text:list-item>
        <text:list-item>
          <text:p text:style-name="P3">Fichier client à l’intérieur duquel se trouve les codes HTML et CSS ainsi qu’un dossier image et scene_vide.png (image utilisée pour l’interface). </text:p>
        </text:list-item>
        <text:list-item>
          <text:p text:style-name="P3">Cahier des<text:bookmark text:name="_GoBack"/> charges et présentation </text:p>
        </text:list-item>
      </text:list>
      <text:p text:style-name="Standard"/>
      <text:p text:style-name="Standard"/>
      <text:p text:style-name="Standard"><text:span text:style-name="T1">Pour arriver sur l’interface :</text:span></text:p>
      <text:list xml:id="list43511330" text:continue-numbering="true" text:style-name="WWNum1">
        <text:list-item>
          <text:p text:style-name="P3">Lancer le fichier server.py</text:p>
        </text:list-item>
        <text:list-item>
          <text:p text:style-name="P3">Aller sur le navigateur et entrer : localhost :8080</text:p>
          <text:p text:style-name="P3"/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font-name-asian="SimSun" style:font-size-asian="10pt" style:language-asian="ja" style:country-asian="JP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-Alexis Corpechot</meta:initial-creator>
    <dc:creator>Elise ROBERT</dc:creator>
    <meta:editing-cycles>2</meta:editing-cycles>
    <meta:creation-date>2018-01-13T21:22:00</meta:creation-date>
    <dc:date>2018-01-25T23:30:26.23</dc:date>
    <meta:editing-duration>PT11S</meta:editing-duration>
    <meta:generator>OpenOffice/4.1.3$Win32 OpenOffice.org_project/413m1$Build-9783</meta:generator>
    <meta:document-statistic meta:table-count="0" meta:image-count="0" meta:object-count="0" meta:page-count="1" meta:paragraph-count="11" meta:word-count="108" meta:character-count="7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